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transparent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C1" style:family="table-cell">
      <style:table-cell-properties fo:background-color="#eeeeee" fo:padding="0.101cm" fo:border="non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10.497cm" style:rel-column-width="5951*"/>
    </style:style>
    <style:style style:name="Tableau3.B" style:family="table-column">
      <style:table-column-properties style:column-width="0.792cm" style:rel-column-width="449*"/>
    </style:style>
    <style:style style:name="Tableau3.C" style:family="table-column">
      <style:table-column-properties style:column-width="7.511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497cm" style:rel-width="100%" table:align="left"/>
    </style:style>
    <style:style style:name="Tableau4.A" style:family="table-column">
      <style:table-column-properties style:column-width="5.001cm" style:rel-column-width="2835*"/>
    </style:style>
    <style:style style:name="Tableau4.B" style:family="table-column">
      <style:table-column-properties style:column-width="5.496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4.288cm"/>
    </style:style>
    <style:style style:name="Tableau2.B" style:family="table-column">
      <style:table-column-properties style:column-width="2.805cm"/>
    </style:style>
    <style:style style:name="Tableau2.C" style:family="table-column">
      <style:table-column-properties style:column-width="1.72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8.996cm"/>
    </style:style>
    <style:style style:name="Tableau5.B" style:family="table-column">
      <style:table-column-properties style:column-width="5.454cm"/>
    </style:style>
    <style:style style:name="Tableau5.C" style:family="table-column">
      <style:table-column-properties style:column-width="3.145cm"/>
    </style:style>
    <style:style style:name="Tableau5.D" style:family="table-column">
      <style:table-column-properties style:column-width="1.21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2.487cm"/>
    </style:style>
    <style:style style:name="Tableau6.B" style:family="table-column">
      <style:table-column-properties style:column-width="2.91cm"/>
    </style:style>
    <style:style style:name="Tableau6.C" style:family="table-column">
      <style:table-column-properties style:column-width="2.699cm"/>
    </style:style>
    <style:style style:name="Tableau6.D" style:family="table-column">
      <style:table-column-properties style:column-width="3.096cm"/>
    </style:style>
    <style:style style:name="Tableau6.E" style:family="table-column">
      <style:table-column-properties style:column-width="3.307cm"/>
    </style:style>
    <style:style style:name="Tableau6.F" style:family="table-column">
      <style:table-column-properties style:column-width="4.313cm"/>
    </style:style>
    <style:style style:name="Tableau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F1" style:family="table-cell">
      <style:table-cell-properties fo:background-color="#eeeee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64fe23"/>
    </style:style>
    <style:style style:name="P9" style:family="paragraph" style:parent-style-name="Table_20_Contents">
      <style:text-properties officeooo:paragraph-rsid="016536d6"/>
    </style:style>
    <style:style style:name="P10" style:family="paragraph" style:parent-style-name="Table_20_Contents">
      <style:text-properties officeooo:paragraph-rsid="017a2d46"/>
    </style:style>
    <style:style style:name="P11" style:family="paragraph" style:parent-style-name="Table_20_Contents">
      <style:text-properties officeooo:paragraph-rsid="017cb711"/>
    </style:style>
    <style:style style:name="P12" style:family="paragraph" style:parent-style-name="Header">
      <style:text-properties officeooo:paragraph-rsid="017c07c7"/>
    </style:style>
    <style:style style:name="P1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4" style:family="paragraph" style:parent-style-name="Header">
      <style:text-properties officeooo:paragraph-rsid="0159ea9f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635a11"/>
    </style:style>
    <style:style style:name="P17" style:family="paragraph" style:parent-style-name="Standard">
      <style:text-properties officeooo:paragraph-rsid="0164fe23"/>
    </style:style>
    <style:style style:name="P18" style:family="paragraph" style:parent-style-name="Standard">
      <style:text-properties officeooo:paragraph-rsid="016536d6"/>
    </style:style>
    <style:style style:name="P19" style:family="paragraph" style:parent-style-name="Standard">
      <style:text-properties officeooo:paragraph-rsid="017991c0"/>
    </style:style>
    <style:style style:name="P20" style:family="paragraph" style:parent-style-name="Standard">
      <style:text-properties officeooo:paragraph-rsid="017a166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27" style:family="paragraph" style:parent-style-name="Table_20_Heading">
      <style:text-properties officeooo:paragraph-rsid="006ea253"/>
    </style:style>
    <style:style style:name="P28" style:family="paragraph" style:parent-style-name="Table_20_Heading">
      <style:text-properties officeooo:paragraph-rsid="009785fe"/>
    </style:style>
    <style:style style:name="P29" style:family="paragraph" style:parent-style-name="Table_20_Heading">
      <style:text-properties officeooo:paragraph-rsid="00994287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text-properties officeooo:paragraph-rsid="012765ed"/>
    </style:style>
    <style:style style:name="P32" style:family="paragraph" style:parent-style-name="Table_20_Heading">
      <style:text-properties officeooo:paragraph-rsid="01283fcc"/>
    </style:style>
    <style:style style:name="P33" style:family="paragraph" style:parent-style-name="Table_20_Heading">
      <style:text-properties officeooo:paragraph-rsid="014f6ed9"/>
    </style:style>
    <style:style style:name="P34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5" style:family="paragraph" style:parent-style-name="Table_20_Heading">
      <style:text-properties officeooo:paragraph-rsid="016dc454"/>
    </style:style>
    <style:style style:name="P36" style:family="paragraph" style:parent-style-name="Table_20_Heading">
      <style:text-properties officeooo:paragraph-rsid="016fc22b"/>
    </style:style>
    <style:style style:name="P37" style:family="paragraph" style:parent-style-name="Table_20_Heading">
      <style:text-properties officeooo:paragraph-rsid="017036ec"/>
    </style:style>
    <style:style style:name="P38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9" style:family="paragraph" style:parent-style-name="Adresse">
      <style:text-properties officeooo:paragraph-rsid="00db9b92"/>
    </style:style>
    <style:style style:name="P40" style:family="paragraph" style:parent-style-name="Adresse">
      <style:text-properties officeooo:paragraph-rsid="013b8415"/>
    </style:style>
    <style:style style:name="P41" style:family="paragraph" style:parent-style-name="Adresse">
      <style:text-properties officeooo:paragraph-rsid="017a2d46"/>
    </style:style>
    <style:style style:name="P42" style:family="paragraph" style:parent-style-name="Text_20_body">
      <style:text-properties officeooo:paragraph-rsid="012ac245"/>
    </style:style>
    <style:style style:name="P43" style:family="paragraph" style:parent-style-name="Text_20_body">
      <style:text-properties officeooo:paragraph-rsid="0135ff42"/>
    </style:style>
    <style:style style:name="P44" style:family="paragraph" style:parent-style-name="Text_20_body">
      <style:text-properties officeooo:paragraph-rsid="0135509c"/>
    </style:style>
    <style:style style:name="P45" style:family="paragraph" style:parent-style-name="Text_20_body">
      <style:text-properties officeooo:paragraph-rsid="017cb711"/>
    </style:style>
    <style:style style:name="P46" style:family="paragraph" style:parent-style-name="Text_20_body">
      <style:text-properties officeooo:rsid="018a9946" officeooo:paragraph-rsid="0135509c"/>
    </style:style>
    <style:style style:name="P47" style:family="paragraph" style:parent-style-name="Text_20_body">
      <style:text-properties officeooo:rsid="018a9946" officeooo:paragraph-rsid="018a9946"/>
    </style:style>
    <style:style style:name="P48" style:family="paragraph" style:parent-style-name="Text_20_body">
      <style:text-properties fo:font-size="6pt" officeooo:rsid="018a9946" officeooo:paragraph-rsid="018a9946" style:font-size-asian="5.25pt" style:font-size-complex="6pt"/>
    </style:style>
    <style:style style:name="P49" style:family="paragraph" style:parent-style-name="Text_20_body">
      <style:text-properties officeooo:paragraph-rsid="01a117e0"/>
    </style:style>
    <style:style style:name="P50" style:family="paragraph" style:parent-style-name="Table_20_Main_20_Content_20_Left_20_Small">
      <style:text-properties officeooo:paragraph-rsid="012f7344"/>
    </style:style>
    <style:style style:name="P51" style:family="paragraph" style:parent-style-name="Table_20_Main_20_Header">
      <style:text-properties officeooo:rsid="012e2494" officeooo:paragraph-rsid="0168c658"/>
    </style:style>
    <style:style style:name="P52" style:family="paragraph" style:parent-style-name="Table_20_Main_20_Header">
      <style:text-properties officeooo:paragraph-rsid="0169c807"/>
    </style:style>
    <style:style style:name="P53" style:family="paragraph" style:parent-style-name="Table_20_Main_20_Header">
      <style:text-properties officeooo:paragraph-rsid="016ccb1c"/>
    </style:style>
    <style:style style:name="P54" style:family="paragraph" style:parent-style-name="Table_20_Main_20_Header">
      <style:text-properties officeooo:paragraph-rsid="01892e76"/>
    </style:style>
    <style:style style:name="P55" style:family="paragraph" style:parent-style-name="Table_20_Main_20_Header">
      <style:paragraph-properties fo:text-align="end" style:justify-single-word="false"/>
    </style:style>
    <style:style style:name="P56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7" style:family="paragraph" style:parent-style-name="Table_20_Header_20_center">
      <style:text-properties officeooo:paragraph-rsid="017cb711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9" style:family="paragraph" style:parent-style-name="Heading_20_1">
      <style:text-properties officeooo:paragraph-rsid="01647793"/>
    </style:style>
    <style:style style:name="P60" style:family="paragraph" style:parent-style-name="Table_20_Main_20_Header">
      <style:text-properties officeooo:rsid="01a63b08" officeooo:paragraph-rsid="01a63b08"/>
    </style:style>
    <style:style style:name="P61" style:family="paragraph" style:parent-style-name="Table_20_Main_20_Content_20_Left">
      <style:paragraph-properties fo:text-align="center" style:justify-single-word="false"/>
    </style:style>
    <style:style style:name="P62" style:family="paragraph" style:parent-style-name="Table_20_Main_20_Content_20_Center">
      <style:text-properties officeooo:paragraph-rsid="01a63b0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83fcc"/>
    </style:style>
    <style:style style:name="T15" style:family="text">
      <style:text-properties officeooo:rsid="0129bbad"/>
    </style:style>
    <style:style style:name="T16" style:family="text">
      <style:text-properties officeooo:rsid="012ac245"/>
    </style:style>
    <style:style style:name="T17" style:family="text">
      <style:text-properties officeooo:rsid="012c35a7"/>
    </style:style>
    <style:style style:name="T18" style:family="text">
      <style:text-properties officeooo:rsid="0132d268"/>
    </style:style>
    <style:style style:name="T19" style:family="text">
      <style:text-properties officeooo:rsid="01342c02"/>
    </style:style>
    <style:style style:name="T20" style:family="text">
      <style:text-properties officeooo:rsid="0138b033"/>
    </style:style>
    <style:style style:name="T21" style:family="text">
      <style:text-properties officeooo:rsid="013a4bde"/>
    </style:style>
    <style:style style:name="T22" style:family="text">
      <style:text-properties officeooo:rsid="013b42f0"/>
    </style:style>
    <style:style style:name="T23" style:family="text">
      <style:text-properties officeooo:rsid="013cf1d3"/>
    </style:style>
    <style:style style:name="T24" style:family="text">
      <style:text-properties officeooo:rsid="014f6ed9"/>
    </style:style>
    <style:style style:name="T25" style:family="text">
      <style:text-properties officeooo:rsid="015a5f63"/>
    </style:style>
    <style:style style:name="T26" style:family="text">
      <style:text-properties officeooo:rsid="00e64da8"/>
    </style:style>
    <style:style style:name="T27" style:family="text">
      <style:text-properties officeooo:rsid="00d936c0"/>
    </style:style>
    <style:style style:name="T28" style:family="text">
      <style:text-properties officeooo:rsid="018e80d3"/>
    </style:style>
    <style:style style:name="T29" style:family="text">
      <style:text-properties officeooo:rsid="018fdc8f"/>
    </style:style>
    <style:style style:name="T30" style:family="text">
      <style:text-properties officeooo:rsid="0167a38d"/>
    </style:style>
    <style:style style:name="T31" style:family="text">
      <style:text-properties officeooo:rsid="0169c807"/>
    </style:style>
    <style:style style:name="T32" style:family="text">
      <style:text-properties officeooo:rsid="016ccb1c"/>
    </style:style>
    <style:style style:name="T33" style:family="text">
      <style:text-properties officeooo:rsid="016d6fb1"/>
    </style:style>
    <style:style style:name="T34" style:family="text">
      <style:text-properties officeooo:rsid="016dc454"/>
    </style:style>
    <style:style style:name="T35" style:family="text">
      <style:text-properties officeooo:rsid="016fc22b"/>
    </style:style>
    <style:style style:name="T36" style:family="text">
      <style:text-properties officeooo:rsid="0175d130"/>
    </style:style>
    <style:style style:name="T37" style:family="text">
      <style:text-properties officeooo:rsid="017976c3"/>
    </style:style>
    <style:style style:name="T38" style:family="text">
      <style:text-properties officeooo:rsid="017a2d46"/>
    </style:style>
    <style:style style:name="T39" style:family="text">
      <style:text-properties officeooo:rsid="01841002"/>
    </style:style>
    <style:style style:name="T40" style:family="text">
      <style:text-properties officeooo:rsid="018585b4"/>
    </style:style>
    <style:style style:name="T41" style:family="text">
      <style:text-properties officeooo:rsid="01892e76"/>
    </style:style>
    <style:style style:name="T42" style:family="text">
      <style:text-properties officeooo:rsid="018c5792"/>
    </style:style>
    <style:style style:name="T43" style:family="text">
      <style:text-properties officeooo:rsid="018e7e72"/>
    </style:style>
    <style:style style:name="T44" style:family="text">
      <style:text-properties officeooo:rsid="019101ef"/>
    </style:style>
    <style:style style:name="T45" style:family="text">
      <style:text-properties officeooo:rsid="01972568"/>
    </style:style>
    <style:style style:name="T46" style:family="text">
      <style:text-properties officeooo:rsid="01998a47"/>
    </style:style>
    <style:style style:name="T47" style:family="text">
      <style:text-properties fo:font-size="10pt" officeooo:rsid="01998a47" style:font-size-asian="10pt" style:font-size-complex="10pt"/>
    </style:style>
    <style:style style:name="T48" style:family="text">
      <style:text-properties officeooo:rsid="019ea5f4"/>
    </style:style>
    <style:style style:name="T49" style:family="text">
      <style:text-properties officeooo:rsid="01a117e0"/>
    </style:style>
    <style:style style:name="T50" style:family="text">
      <style:text-properties officeooo:rsid="01a9824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8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6"><text:a xlink:type="simple" xlink:href="py3o://with=%22o=obj.with_context(lang=lang)%22" text:style-name="Internet_20_link" text:visited-style-name="Visited_20_Internet_20_Link"><text:span text:style-name="T27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2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21"><text:a xlink:type="simple" xlink:href="py3o://if=%22o.state%20!=%20'done'%22" text:style-name="Internet_20_link" text:visited-style-name="Visited_20_Internet_20_Link"><text:span text:style-name="T20">if="o.state != 'done'"</text:span></text:a></text:p>
      <text:h text:style-name="P59" text:outline-level="1"><text:user-field-get text:name="py3o.doc_name">Document Name</text:user-field-get><text:s/>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==%20'done'%22" text:style-name="Internet_20_link" text:visited-style-name="Visited_20_Internet_20_Link"><text:span text:style-name="T21">if="o.state == 'done'"</text:span></text:a></text:p>
      <text:h text:style-name="P59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Picking Number</text:user-field-get></text:span></text:h>
      <text:p text:style-name="P25"><text:a xlink:type="simple" xlink:href="py3o:///if" text:style-name="Internet_20_link" text:visited-style-name="Visited_20_Internet_20_Link"><text:span text:style-name="T9">/if</text:span></text:a></text:p>
      <text:p text:style-name="P26"><text:a xlink:type="simple" xlink:href="py3o:///with" text:style-name="Internet_20_link" text:visited-style-name="Visited_20_Internet_20_Link">/with</text:a></text:p>
      <text:p text:style-name="Small_20_new_20_line"/>
      <text:p text:style-name="P17"><text:a xlink:type="simple" xlink:href="py3o://with=%22customer_ref_label=lang=='fr_FR'%20and%20u'N°%20client%20:'%20or%20u'Customer%20Number:'%22" text:style-name="Internet_20_link" text:visited-style-name="Visited_20_Internet_20_Link"><text:span text:style-name="T28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29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8"/>
          </table:table-cell>
          <table:table-cell table:style-name="Tableau1.B1" office:value-type="string">
            <text:p text:style-name="P30"/>
          </table:table-cell>
          <table:table-cell table:style-name="Tableau1.C1" office:value-type="string">
            <text:p text:style-name="P34"><text:a xlink:type="simple" xlink:href="py3o://function=%22lang=='fr_FR'%20and%20u'Adresse%20de%20livraison'%20or%20u'Delivery%20Address'%22" text:style-name="Internet_20_link" text:visited-style-name="Visited_20_Internet_20_Link"><text:span text:style-name="T26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40"/>
          </table:table-cell>
          <table:table-cell office:value-type="string">
            <text:p text:style-name="P5"/>
          </table:table-cell>
          <table:table-cell office:value-type="string">
            <text:p text:style-name="P41"><text:a xlink:type="simple" xlink:href="py3o://if=%22o.partner_id%22" text:style-name="Internet_20_link" text:visited-style-name="Visited_20_Internet_20_Link"><text:span text:style-name="T38">if="o.partner_id"</text:span></text:a></text:p>
            <text:p text:style-name="P39"><text:a xlink:type="simple" xlink:href="py3o://for=%22addrline%20in%20o.partner_id._display_full_address().split('%5Cn')%22" text:style-name="Internet_20_link" text:visited-style-name="Visited_20_Internet_20_Link"><text:span text:style-name="T25">for="addrline in o.partner_id._display_full_address().split('\n')"</text:span></text:a></text:p>
            <text:p text:style-name="P39"><text:user-field-get text:name="py3o.addrline">Destination address Line</text:user-field-get></text:p>
            <text:p text:style-name="P39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18">if="o.partner_id.commercial_partner_id.ref"</text:span></text:a></text:p>
            <text:p text:style-name="P8"><text:user-field-get text:name="py3o.customer_ref_label">Customer Ref Label</text:user-field-get><text:s/>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9"><text:a xlink:type="simple" xlink:href="py3o://if=%22o.partner_id.commercial_partner_id.vat%22" text:style-name="Internet_20_link" text:visited-style-name="Visited_20_Internet_20_Link"><text:span text:style-name="T36">if="o.partner_id.commercial_partner_id.vat"</text:span></text:a></text:p>
            <text:p text:style-name="P9"><text:user-field-get text:name="py3o.customer_vat_label">Customer VAT Label</text:user-field-get><text:s/><text:user-field-get text:name="py3o.o.partner_id.commercial_partner_id.vat">Commercial Partner VAT Number</text:user-field-get></text:p>
            <text:p text:style-name="P9"><text:a xlink:type="simple" xlink:href="py3o:///if" text:style-name="Internet_20_link" text:visited-style-name="Visited_20_Internet_20_Link">/if</text:a></text:p>
            <text:p text:style-name="P10"><text:a xlink:type="simple" xlink:href="py3o:///if" text:style-name="Internet_20_link" text:visited-style-name="Visited_20_Internet_20_Link"><text:span text:style-name="T23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a xlink:type="simple" xlink:href="py3o://function=%22o.picking_type_code=='incoming'%20and%20(lang=='fr_FR'%20and%20u'Date%20de%20réception'%20or%20u'Arrival%20Date')%20or%20(lang=='fr_FR'%20and%20u'''Date%20d'enlèvement'''%20or%20u'Withdrawal%20Date')%22" text:style-name="Internet_20_link" text:visited-style-name="Visited_20_Internet_20_Link"><text:span text:style-name="T42">function="o.picking_type_code=='incoming' and (lang=='fr_FR' and u'Date de réception' or u'Arrival Date') or (lang=='fr_FR' and u'''Date d'enlèvement''' or u'Withdrawal Date')"</text:span></text:a></text:p>
                </table:table-cell>
                <table:table-cell table:style-name="Tableau4.B2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a xlink:type="simple" xlink:href="py3o://function=%22lang=='fr_FR'%20and%20u'Date%20prévue'%20or%20u'Scheduled%20Date'%22" text:style-name="Internet_20_link" text:visited-style-name="Visited_20_Internet_20_Link"><text:span text:style-name="T35">function="lang=='fr_FR' and u'Date prévue' or u'Scheduled Date'"</text:span></text:a></text:p>
                </table:table-cell>
                <table:table-cell table:style-name="Tableau4.B5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if=%22o.sale_id.client_order_ref%22" text:style-name="Internet_20_link" text:visited-style-name="Visited_20_Internet_20_Link"><text:span text:style-name="T14">if="o.sale_id.client_order_ref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lang=='fr_FR'%20and%20u'Votre%20référence%20commande'%20or%20u'Your%20Order%20Reference'%22" text:style-name="Internet_20_link" text:visited-style-name="Visited_20_Internet_20_Link"><text:span text:style-name="T34">function="lang=='fr_FR' and u'Votre référence commande' or u'Your Order Reference'"</text:span></text:a></text:p>
                </table:table-cell>
                <table:table-cell table:style-name="Tableau4.B8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if=%22o.backorder_id%22" text:style-name="Internet_20_link" text:visited-style-name="Visited_20_Internet_20_Link"><text:span text:style-name="T24">if="o.backorder_id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function=%22lang=='fr_FR'%20and%20u'Reliquat%20de'%20or%20u'Backorder%20of'%22" text:style-name="Internet_20_link" text:visited-style-name="Visited_20_Internet_20_Link"><text:span text:style-name="T33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5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30">function="lang=='fr_FR' and u'Article' or u'Product'"</text:span></text:a></text:p>
            </table:table-cell>
            <table:table-cell table:style-name="Tableau2.B1" table:number-columns-spanned="2" office:value-type="string">
              <text:p text:style-name="P52"><text:a xlink:type="simple" xlink:href="py3o://function=%22lang=='fr_FR'%20and%20u'Qté%20commandée'%20or%20u'Ordered%20Qty'%22" text:style-name="Internet_20_link" text:visited-style-name="Visited_20_Internet_20_Link"><text:span text:style-name="T31">function="lang=='fr_FR' and u'Qté commandée' or u'Ordered Qty'"</text:span></text:a></text:p>
            </table:table-cell>
            <table:covered-table-cell/>
          </table:table-row>
        </table:table-header-rows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19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Main_20_Content_20_Left_20_Small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3"><text:a xlink:type="simple" xlink:href="py3o:///if" text:style-name="Internet_20_link" text:visited-style-name="Visited_20_Internet_20_Link"><text:span text:style-name="T15">/if</text:span></text:a></text:p>
      <text:p text:style-name="P42"><text:a xlink:type="simple" xlink:href="py3o://if=%22o.pack_operation_ids%22" text:style-name="Internet_20_link" text:visited-style-name="Visited_20_Internet_20_Link"><text:span text:style-name="T16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51"><text:a xlink:type="simple" xlink:href="py3o://function=%22lang=='fr_FR'%20and%20u'Article'%20or%20u'Product'%22" text:style-name="Internet_20_link" text:visited-style-name="Visited_20_Internet_20_Link"><text:span text:style-name="T30">function="lang=='fr_FR' and u'Article' or u'Product'"</text:span></text:a></text:p>
            </table:table-cell>
            <table:table-cell table:style-name="Tableau5.A1" office:value-type="string">
              <text:p text:style-name="P54"><text:a xlink:type="simple" xlink:href="py3o://function=%22lang=='fr_FR'%20and%20u'''Type%20d'huile'''%20or%20u'Oil%20Type'%22" text:style-name="Internet_20_link" text:visited-style-name="Visited_20_Internet_20_Link"><text:span text:style-name="T41">function="lang=='fr_FR' and u'''Type d'huile''' or u'Oil Type'"</text:span></text:a></text:p>
            </table:table-cell>
            <table:table-cell table:style-name="Tableau5.C1" table:number-columns-spanned="2" office:value-type="string">
              <text:p text:style-name="P53"><text:a xlink:type="simple" xlink:href="py3o://function=%22lang=='fr_FR'%20and%20u'Qté%20livrée'%20or%20u'Delivered%20Qty'%22" text:style-name="Internet_20_link" text:visited-style-name="Visited_20_Internet_20_Link"><text:span text:style-name="T32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7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display_name%22" text:style-name="Internet_20_link" text:visited-style-name="Visited_20_Internet_20_Link"><text:span text:style-name="T40">function="l.product_id.display_name"</text:span></text:a></text:p>
          </table:table-cell>
          <table:table-cell table:style-name="Tableau5.B3" office:value-type="string">
            <text:p text:style-name="P61"><text:text-input text:description="py3o://function=&quot;l.product_id.olive_culture_type and dict(l.product_id.fields_get('olive_culture_type', 'selection')['olive_culture_type']['selection'])[l.product_id.olive_culture_type] or ''&quot;">Product Olive Culture Type</text:text-input></text:p>
          </table:table-cell>
          <table:table-cell table:style-name="Tableau5.C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2">function="formatLang(l.qty_done, dp='Product Unit of Measure')"</text:span></text:a></text:p>
          </table:table-cell>
          <table:table-cell table:style-name="Tableau5.D3" office:value-type="string">
            <text:p text:style-name="P50"><text:user-field-get text:name="py3o.l.product_uom_id.name">UoM pack operation</text:user-field-get></text:p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P44"/>
      <text:p text:style-name="P49"><text:a xlink:type="simple" xlink:href="py3o://with=%22result=o.olive_delivery_report_arrival()%22" text:style-name="Internet_20_link" text:visited-style-name="Visited_20_Internet_20_Link"><text:span text:style-name="T47">with="result=o.olive_delivery_report_arrival()"</text:span></text:a></text:p>
      <text:p text:style-name="P49"><text:a xlink:type="simple" xlink:href="py3o://if=%22result[0]%22" text:style-name="Internet_20_link" text:visited-style-name="Visited_20_Internet_20_Link"><text:span text:style-name="T47">if="result[0]"</text:span></text:a></text:p>
      <text:p text:style-name="P47">Ce retrait d'huile (partiel ou total), provient des apports ci-dessous :</text:p>
      <text:p text:style-name="P4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>
          <table:table-cell table:style-name="Tableau6.A1" office:value-type="string">
            <text:p text:style-name="Table_20_Main_20_Header">N° <text:span text:style-name="T45">a</text:span>pport</text:p>
          </table:table-cell>
          <table:table-cell table:style-name="Tableau6.A1" office:value-type="string">
            <text:p text:style-name="P60">Date <text:span text:style-name="T50">de </text:span>récolte</text:p>
          </table:table-cell>
          <table:table-cell table:style-name="Tableau6.A1" office:value-type="string">
            <text:p text:style-name="Table_20_Main_20_Header">Date apport</text:p>
          </table:table-cell>
          <table:table-cell table:style-name="Tableau6.A1" office:value-type="string">
            <text:p text:style-name="Table_20_Main_20_Header"><text:span text:style-name="T44">Apport o</text:span>lives</text:p>
          </table:table-cell>
          <table:table-cell table:style-name="Tableau6.A1" office:value-type="string">
            <text:p text:style-name="Table_20_Main_20_Header">Huile <text:span text:style-name="T48">produite</text:span></text:p>
          </table:table-cell>
          <table:table-cell table:style-name="Tableau6.F1" office:value-type="string">
            <text:p text:style-name="Table_20_Main_20_Header">Rendement net </text:p>
          </table:table-cell>
        </table:table-row>
        <table:table-row>
          <table:table-cell table:style-name="Tableau6.A4" office:value-type="string">
            <text:p text:style-name="Table_20_Contents"><text:a xlink:type="simple" xlink:href="py3o://for=%22r%20in%20result[0]%22" text:style-name="Internet_20_link" text:visited-style-name="Visited_20_Internet_20_Link"><text:span text:style-name="T46">for="r in result[0]"</text:span></text:a></text:p>
          </table:table-cell>
          <table:table-cell table:style-name="Tableau6.B2" office:value-type="string">
            <text:p text:style-name="Table_20_Contents"/>
          </table:table-cell>
          <table:table-cell table:style-name="Tableau6.C2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  <table:table-cell table:style-name="Tableau6.F2" office:value-type="string">
            <text:p text:style-name="Table_20_Contents"/>
          </table:table-cell>
        </table:table-row>
        <table:table-row>
          <table:table-cell table:style-name="Tableau6.A4" office:value-type="string">
            <text:p text:style-name="Table_20_Main_20_Content_20_Center"><text:text-input text:description="py3o://function=&quot;r.name&quot;">Arrival Name</text:text-input></text:p>
          </table:table-cell>
          <table:table-cell table:style-name="Tableau6.B3" office:value-type="string">
            <text:p text:style-name="P62"><text:text-input text:description="py3o://function=&quot;formatLang(r.harvest_start_date, date=True)&quot;">Harvest Date</text:text-input></text:p>
          </table:table-cell>
          <table:table-cell table:style-name="Tableau6.C3" office:value-type="string">
            <text:p text:style-name="Table_20_Main_20_Content_20_Center"><text:text-input text:description="py3o://function=&quot;formatLang(r.date, date=True)&quot;">Arrival Date</text:text-input></text:p>
          </table:table-cell>
          <table:table-cell table:style-name="Tableau6.D4" office:value-type="string">
            <text:p text:style-name="Table_20_Main_20_Content_20_Right"><text:text-input text:description="py3o://function=&quot;formatLang(r.olive_qty_pressed, dp='Olive Weight', int_no_digits=False) + ' kg'&quot;">Olive Qty</text:text-input></text:p>
          </table:table-cell>
          <table:table-cell table:style-name="Tableau6.E3" office:value-type="string">
            <text:p text:style-name="Table_20_Main_20_Content_20_Right"><text:text-input text:description="py3o://function=&quot;formatLang(r.oil_qty_net, dp='Olive Oil Volume', int_no_digits=False) + ' L'&quot;">Oil Net</text:text-input></text:p>
          </table:table-cell>
          <table:table-cell table:style-name="Tableau6.F3" office:value-type="string">
            <text:p text:style-name="Table_20_Main_20_Content_20_Right"><text:text-input text:description="py3o://function=&quot;formatLang(r.oil_ratio_net, dp='Olive Oil Ratio', int_no_digits=False) + ' % (' + formatLang(r.olive_ratio_net, digits=2, int_no_digits=False) + ' kg / L)'&quot;&quot;">Olive Oil Ratio</text:text-input></text:p>
          </table:table-cell>
        </table:table-row>
        <table:table-row>
          <table:table-cell table:style-name="Tableau6.A4" office:value-type="string">
            <text:p text:style-name="Table_20_Contents"><text:a xlink:type="simple" xlink:href="py3o:///for" text:style-name="Internet_20_link" text:visited-style-name="Visited_20_Internet_20_Link"><text:span text:style-name="T43">/for</text:span></text:a></text:p>
          </table:table-cell>
          <table:table-cell table:style-name="Tableau6.B4" office:value-type="string">
            <text:p text:style-name="Table_20_Contents"/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  <table:table-cell table:style-name="Tableau6.E4" office:value-type="string">
            <text:p text:style-name="Table_20_Contents"/>
          </table:table-cell>
          <table:table-cell table:style-name="Tableau6.F4" office:value-type="string">
            <text:p text:style-name="Table_20_Contents"/>
          </table:table-cell>
        </table:table-row>
        <table:table-row>
          <table:table-cell table:style-name="Tableau6.A5" table:number-columns-spanned="3" office:value-type="string">
            <text:p text:style-name="P55">TOTAL : </text:p>
          </table:table-cell>
          <table:covered-table-cell/>
          <table:covered-table-cell/>
          <table:table-cell table:style-name="Tableau6.D5" office:value-type="string">
            <text:p text:style-name="Table_20_Main_20_Content_20_Right"><text:text-input text:description="py3o://function=&quot;formatLang(result[1]['olive_qty'], dp='Olive Weight', int_no_digits=False) + ' kg'&quot;">Total Olive Qty</text:text-input></text:p>
          </table:table-cell>
          <table:table-cell table:style-name="Tableau6.E5" office:value-type="string">
            <text:p text:style-name="Table_20_Main_20_Content_20_Right"><text:text-input text:description="py3o://function=&quot;formatLang(result[1]['oil_qty_net'], dp='Olive Oil Volume', int_no_digits=False) + ' L'&quot;">Oil Net</text:text-input></text:p>
          </table:table-cell>
          <table:table-cell table:style-name="Tableau6.F5" office:value-type="string">
            <text:p text:style-name="Table_20_Main_20_Content_20_Right"><text:text-input text:description="py3o://function=&quot;formatLang(result[1]['oil_ratio_net'], dp='Olive Oil Ratio', int_no_digits=False) + ' % (' + formatLang(result[1]['olive_ratio_net'], digits=2, int_no_digits=False) + ' kg / L)'&quot;&quot;">Total Olive Oil Ratio</text:text-input></text:p>
          </table:table-cell>
        </table:table-row>
      </table:table>
      <text:p text:style-name="P44"><text:a xlink:type="simple" xlink:href="py3o:///if" text:style-name="Internet_20_link" text:visited-style-name="Visited_20_Internet_20_Link"><text:span text:style-name="T49">/if</text:span></text:a></text:p>
      <text:p text:style-name="P44"><text:a xlink:type="simple" xlink:href="py3o:///with" text:style-name="Internet_20_link" text:visited-style-name="Visited_20_Internet_20_Link"><text:span text:style-name="T46">/with</text:span></text:a></text:p>
      <text:p text:style-name="P44"><text:a xlink:type="simple" xlink:href="py3o:///if" text:style-name="Internet_20_link" text:visited-style-name="Visited_20_Internet_20_Link"><text:span text:style-name="T15">/if</text:span></text:a></text:p>
      <text:p text:style-name="P46"/>
      <text:p text:style-name="P44"/>
      <text:p text:style-name="P24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7">Notes</text:p>
          </table:table-cell>
          <table:table-cell table:style-name="Tableau7.B1" office:value-type="string">
            <text:p text:style-name="P11"><text:a xlink:type="simple" xlink:href="py3o://for=%22commentline%20in%20o.note.split('%5Cn')%22" text:style-name="Internet_20_link" text:visited-style-name="Visited_20_Internet_20_Link"><text:span text:style-name="T39">for="commentline in o.note.split('\n')"</text:span></text:a></text:p>
            <text:p text:style-name="P11"><text:user-field-get text:name="py3o.commentline">Comment Line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P45"><text:a xlink:type="simple" xlink:href="py3o:///if" text:style-name="Internet_20_link" text:visited-style-name="Visited_20_Internet_20_Link">/if</text:a></text:p>
      <text:p text:style-name="P56"/>
      <text:p text:style-name="P20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/with</text:a></text:p>
      <text:p text:style-name="P44"><text:a xlink:type="simple" xlink:href="py3o:///for" text:style-name="Internet_20_link" text:visited-style-name="Visited_20_Internet_20_Link"><text:span text:style-name="T3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3.704cm"/>
    </style:style>
    <style:style style:name="Tableau12.C" style:family="table-column">
      <style:table-column-properties style:column-width="14.49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7c07c7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Header">
      <style:text-properties officeooo:paragraph-rsid="0159ea9f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12-14T00:16:21.853920391</dc:date>
    <meta:editing-duration>P1DT1H7M10S</meta:editing-duration>
    <meta:editing-cycles>406</meta:editing-cycles>
    <meta:generator>LibreOffice/6.0.6.2$Linux_X86_64 LibreOffice_project/00m0$Build-2</meta:generator>
    <meta:document-statistic meta:table-count="8" meta:image-count="0" meta:object-count="0" meta:page-count="4" meta:paragraph-count="105" meta:word-count="362" meta:character-count="3283" meta:non-whitespace-character-count="3043"/>
  </office:meta>
</office:document-meta>
</file>